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3.93141in" style:rel-width="scale" style:rel-height="scale"><draw:image xlink:href="media/image1.png" xlink:type="simple" xlink:show="embed" xlink:actuate="onLoad"/><svg:title/><svg:desc>Types of Graphs and Charts and Their Uses: with Examples and ..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lga Herrero</meta:initial-creator>
    <dc:creator>Olga Herrero</dc:creator>
    <meta:creation-date>2023-03-24T10:55:00Z</meta:creation-date>
    <dc:date>2023-03-24T10:56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